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text-position="0% 100%" fo:language="de" fo:country="DE"/>
    </style:style>
    <style:style style:name="P2" style:family="paragraph" style:parent-style-name="Standard">
      <style:text-properties style:text-position="0% 100%" fo:language="de" fo:country="DE" officeooo:rsid="001febd9" officeooo:paragraph-rsid="001fb957"/>
    </style:style>
    <style:style style:name="P3" style:family="paragraph">
      <loext:graphic-properties draw:fill="none" draw:fill-color="#ffffff"/>
      <style:text-properties fo:font-size="13pt" fo:language="de" fo:country="DE" fo:font-weight="bold" style:font-size-asian="13pt" style:font-weight-asian="bold" style:font-size-complex="13pt" style:font-weight-complex="bold"/>
    </style:style>
    <style:style style:name="T1" style:family="text">
      <style:text-properties fo:font-size="13pt" fo:language="de" fo:country="DE" fo:font-weight="bold" style:font-size-asian="13pt" style:font-weight-asian="bold" style:font-size-complex="13pt" style:font-weight-complex="bold"/>
    </style:style>
    <style:style style:name="T2" style:family="text">
      <style:text-properties fo:font-size="12pt" fo:language="de" fo:country="DE"/>
    </style:style>
    <style:style style:name="gr1" style:family="graphic">
      <style:graphic-properties draw:stroke="none" svg:stroke-color="#000000" draw:fill="none" draw:fill-color="#ffffff" fo:min-height="8.2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1" draw:name="Shape1" draw:style-name="gr1" draw:text-style-name="P3" svg:width="11.378cm" svg:height="8.256cm" svg:x="7.26cm" svg:y="0.489cm"><draw:text-box><text:p><text:span text:style-name="T1">Phrases</text:span></text:p><text:p><text:span text:style-name="T2"/></text:p><text:p><text:span text:style-name="T2">Der Vater hört nicht seiner Tochter zu.</text:span></text:p><text:p><text:span text:style-name="T2"/></text:p><text:p><text:span text:style-name="T2">Der Vater verhält sich wie eine Kind</text:span></text:p><text:p><text:span text:style-name="T2"/></text:p><text:p><text:span text:style-name="T2">Die Tochter verhält sich wie eine Mutter</text:span></text:p><text:p><text:span text:style-name="T2"/></text:p><text:p><text:span text:style-name="T2">Sie tauschen die Rollen</text:span></text:p><text:p><text:span text:style-name="T2"/></text:p><text:p><text:span text:style-name="T2">Die Tochter ärgert sich über den Vater.</text:span></text:p><text:p><text:span text:style-name="T2"/></text:p><text:p><text:span text:style-name="T2">Die Tochter schimpft mit dem Vater</text:span></text:p></draw:text-box></draw:frame></text:p>
      <text:p text:style-name="P2"><draw:frame text:anchor-type="paragraph" draw:z-index="0" draw:name="Shape1" draw:style-name="gr1" draw:text-style-name="P3" svg:width="6.562cm" svg:height="11.221cm" svg:x="-0.042cm" svg:y="0.06cm"><draw:text-box><text:p><text:span text:style-name="T1">Vocabulaire</text:span></text:p><text:p><text:span text:style-name="T2"/></text:p><text:p><text:span text:style-name="T2">der Vater</text:span><text:span text:style-name="T2"><text:tab/></text:span><text:span text:style-name="T2">le père</text:span></text:p><text:p><text:span text:style-name="T2">die Tochter</text:span><text:span text:style-name="T2"><text:tab/></text:span><text:span text:style-name="T2">la fille</text:span></text:p><text:p><text:span text:style-name="T2">der Son</text:span><text:span text:style-name="T2"><text:tab/></text:span><text:span text:style-name="T2">le fils</text:span></text:p><text:p><text:span text:style-name="T2">die Eltern</text:span><text:span text:style-name="T2"><text:tab/></text:span><text:span text:style-name="T2">les parents</text:span></text:p><text:p><text:span text:style-name="T2">die Kinder</text:span><text:span text:style-name="T2"><text:tab/></text:span><text:span text:style-name="T2">les enfants</text:span></text:p><text:p><text:span text:style-name="T2"/></text:p><text:p><text:span text:style-name="T2">die Wohnung</text:span><text:span text:style-name="T2"><text:tab/></text:span><text:span text:style-name="T2">l‘appartement</text:span></text:p><text:p><text:span text:style-name="T2">unhöflich</text:span><text:span text:style-name="T2"><text:tab/></text:span><text:span text:style-name="T2">impoli</text:span></text:p><text:p><text:span text:style-name="T2">müde</text:span><text:span text:style-name="T2"><text:tab/></text:span><text:span text:style-name="T2"><text:tab/></text:span><text:span text:style-name="T2">triste</text:span></text:p><text:p><text:span text:style-name="T2">sich ärgern</text:span><text:span text:style-name="T2"><text:tab/></text:span><text:span text:style-name="T2">s‘énerver</text:span></text:p><text:p><text:span text:style-name="T2">genervt</text:span><text:span text:style-name="T2"><text:tab/></text:span><text:span text:style-name="T2">énervé</text:span></text:p><text:p><text:span text:style-name="T2">Schwierig</text:span><text:span text:style-name="T2"><text:tab/></text:span><text:span text:style-name="T2">difficile</text:span></text:p><text:p><text:span text:style-name="T2"/></text:p><text:p><text:span text:style-name="T2">Kein Interesse zeigen</text:span></text:p><text:p><text:span text:style-name="T2"/></text:p><text:p><text:span text:style-name="T2">Si will wissen « was Youtube »</text:span></text:p><text:p><text:span text:style-name="T2"/></text:p><text:p><text:span text:style-name="T2">Erklären (expliquer)</text:span></text:p><text:p><text:span text:style-name="T2"/></text:p><text:p><text:span text:style-name="T2">Zeigen (montrer)</text:span></text:p></draw:text-box></draw:frame><text:tab/><text:tab/><text:tab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fr" fo:country="F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fr" fo:country="F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07T14:35:11.946108137</meta:creation-date>
    <dc:date>2019-09-15T15:13:24.512718302</dc:date>
    <meta:editing-duration>PT11M33S</meta:editing-duration>
    <meta:editing-cycles>45</meta:editing-cycles>
    <meta:generator>LibreOffice/6.3.1.2$Linux_X86_64 LibreOffice_project/30$Build-2</meta:generator>
    <meta:document-statistic meta:table-count="0" meta:image-count="0" meta:object-count="0" meta:page-count="1" meta:paragraph-count="1" meta:word-count="0" meta:character-count="3" meta:non-whitespace-character-count="0"/>
  </office:meta>
</office:document-meta>
</file>